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 Cyr" svg:font-family="'Times New Roman Cyr'"/>
    <style:font-face style:name="Courier New" svg:font-family="'Courier New'" style:font-family-generic="modern" style:font-pitch="fixed"/>
    <style:font-face style:name="DejaVu LGC Serif" svg:font-family="'DejaVu LGC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2.54cm" fo:margin-right="0cm" fo:text-indent="-2.54cm" style:auto-text-indent="false">
        <style:tab-stops>
          <style:tab-stop style:position="0cm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use-window-font-color="true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use-window-font-color="true" fo:font-size="12pt" fo:language="en" fo:country="US" style:font-size-asian="12pt" style:font-size-complex="12pt"/>
    </style:style>
    <style:style style:name="P4" style:family="paragraph" style:parent-style-name="Standard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use-window-font-color="true" fo:font-size="12pt" fo:background-color="#ffff00" style:font-size-asian="12pt" style:font-size-complex="12pt"/>
    </style:style>
    <style:style style:name="P6" style:family="paragraph" style:parent-style-name="Standard">
      <style:text-properties style:use-window-font-color="true" fo:font-size="11pt" style:font-size-asian="11pt" style:font-size-complex="11pt"/>
    </style:style>
    <style:style style:name="P7" style:family="paragraph" style:parent-style-name="Standard">
      <style:text-properties style:use-window-font-color="true" fo:font-size="11pt" fo:language="en" fo:country="US" fo:background-color="#ffff00" style:font-size-asian="11pt" style:font-size-complex="11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text-properties fo:font-size="11pt" fo:background-color="#ffff00" style:font-size-asian="11pt" style:font-size-complex="11pt"/>
    </style:style>
    <style:style style:name="P13" style:family="paragraph" style:parent-style-name="Standard">
      <style:text-properties fo:font-size="11pt" fo:language="en" fo:country="US" fo:background-color="#ffff00" style:font-size-asian="11pt" style:font-size-complex="11pt"/>
    </style:style>
    <style:style style:name="P1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fo:font-size="11pt" fo:background-color="#ffff00" style:font-size-asian="11pt" style:font-size-complex="11pt"/>
    </style:style>
    <style:style style:name="P17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font-size="11pt" fo:background-color="#ffff00" style:font-size-asian="11pt" style:font-size-complex="11pt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fo:font-size="11pt" fo:font-weight="bold" fo:background-color="#ffff00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1.27cm" fo:margin-right="0cm" fo:text-indent="-0.071cm" style:auto-text-indent="false">
        <style:tab-stops>
          <style:tab-stop style:position="-0.071cm"/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1.87cm" fo:margin-right="0cm" fo:text-indent="-0.6cm" style:auto-text-indent="false">
        <style:tab-stops>
          <style:tab-stop style:position="0cm"/>
          <style:tab-stop style:position="0.035cm"/>
        </style:tab-stops>
      </style:paragraph-properties>
    </style:style>
    <style:style style:name="P21" style:family="paragraph" style:parent-style-name="Standard">
      <style:paragraph-properties fo:margin-left="1.87cm" fo:margin-right="0cm" fo:text-indent="-0.6cm" style:auto-text-indent="false">
        <style:tab-stops>
          <style:tab-stop style:position="0cm"/>
          <style:tab-stop style:position="0.035cm"/>
        </style:tab-stops>
      </style:paragraph-properties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1.87cm" fo:margin-right="0cm" fo:text-indent="-0.6cm" style:auto-text-indent="false">
        <style:tab-stops>
          <style:tab-stop style:position="0cm"/>
          <style:tab-stop style:position="0.035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1.905cm" fo:margin-right="0cm" fo:text-indent="-0.635cm" style:auto-text-indent="false">
        <style:tab-stops>
          <style:tab-stop style:position="0cm"/>
        </style:tab-stops>
      </style:paragraph-properties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fo:font-weight="bold" fo:background-color="#ffff00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fo:background-color="#ffff00" style:font-size-asian="10pt" style:font-size-complex="10pt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fo:background-color="#ffff00" style:font-weight-asian="bold" style:font-weight-complex="bold"/>
    </style:style>
    <style:style style:name="P29" style:family="paragraph" style:parent-style-name="Standard">
      <style:paragraph-properties fo:margin-left="2.54cm" fo:margin-right="0cm" fo:text-indent="0cm" style:auto-text-indent="false"/>
      <style:text-properties fo:font-size="11pt" fo:background-color="#ffff00" style:font-size-asian="11pt" style:font-size-complex="11pt"/>
    </style:style>
    <style:style style:name="P30" style:family="paragraph" style:parent-style-name="Standard">
      <style:paragraph-properties fo:margin-left="1.341cm" fo:margin-right="0cm" fo:text-indent="1.199cm" style:auto-text-indent="false"/>
      <style:text-properties fo:font-size="11pt" style:font-size-asian="11pt" style:font-size-complex="11pt"/>
    </style:style>
    <style:style style:name="P31" style:family="paragraph" style:parent-style-name="Standard">
      <style:paragraph-properties fo:margin-left="1.251cm" fo:margin-right="0cm" fo:text-align="justify" style:justify-single-word="false" fo:text-indent="1.251cm" style:auto-text-indent="false">
        <style:tab-stops>
          <style:tab-stop style:position="-0.051cm"/>
        </style:tab-stops>
      </style:paragraph-properties>
      <style:text-properties fo:font-size="11pt" style:font-size-asian="11pt" style:font-size-complex="11pt"/>
    </style:style>
    <style:style style:name="P32" style:family="paragraph" style:parent-style-name="Standard">
      <style:paragraph-properties fo:margin-left="0cm" fo:margin-right="0cm" fo:text-indent="1.27cm" style:auto-text-indent="false"/>
      <style:text-properties fo:font-size="11pt" fo:background-color="#ffff00" style:font-size-asian="11pt" style:font-size-complex="11pt"/>
    </style:style>
    <style:style style:name="P33" style:family="paragraph" style:parent-style-name="Standard">
      <style:paragraph-properties fo:margin-left="0cm" fo:margin-right="0cm" fo:text-indent="1.27cm" style:auto-text-indent="false"/>
      <style:text-properties fo:font-size="11pt" fo:language="en" fo:country="US" fo:background-color="#ffff00" style:font-size-asian="11pt" style:font-size-complex="11pt"/>
    </style:style>
    <style:style style:name="P34" style:family="paragraph" style:parent-style-name="Standard">
      <style:paragraph-properties fo:margin-left="0cm" fo:margin-right="0cm" fo:text-indent="1.27cm" style:auto-text-indent="false"/>
      <style:text-properties fo:font-size="11pt" fo:font-weight="bold" fo:background-color="#ffff00" style:font-size-asian="11pt" style:font-weight-asian="bold" style:font-size-complex="11pt" style:font-weight-complex="bold"/>
    </style:style>
    <style:style style:name="P35" style:family="paragraph" style:parent-style-name="Standard">
      <style:paragraph-properties fo:margin-left="1.27cm" fo:margin-right="0cm" fo:text-indent="1.27cm" style:auto-text-indent="false"/>
      <style:text-properties fo:font-size="11pt" fo:language="en" fo:country="US" fo:background-color="#ffff00" style:font-size-asian="11pt" style:font-size-complex="11pt"/>
    </style:style>
    <style:style style:name="P36" style:family="paragraph" style:parent-style-name="Title" style:master-page-name="Standard">
      <style:paragraph-properties fo:text-align="start" style:justify-single-word="false" style:page-number="auto"/>
      <style:text-properties fo:font-size="20pt" fo:font-weight="normal" style:font-size-asian="20pt" style:font-weight-asian="normal" style:font-size-complex="20pt" style:font-weight-complex="normal"/>
    </style:style>
    <style:style style:name="P37" style:family="paragraph" style:parent-style-name="Standard" style:list-style-name="RTF_5f_Num_20_2">
      <style:text-properties fo:font-size="10pt" style:font-size-asian="10pt" style:font-size-complex="10pt"/>
    </style:style>
    <style:style style:name="P38" style:family="paragraph" style:parent-style-name="Standard" style:list-style-name="RTF_5f_Num_20_2">
      <style:paragraph-properties fo:margin-left="0cm" fo:margin-right="0cm" fo:text-indent="0cm" style:auto-text-indent="false">
        <style:tab-stops/>
      </style:paragraph-properties>
      <style:text-properties fo:font-size="10pt" style:font-size-asian="10pt" style:font-size-complex="10pt"/>
    </style:style>
    <style:style style:name="P39" style:family="paragraph" style:parent-style-name="Standard" style:list-style-name="RTF_5f_Num_20_2">
      <style:paragraph-properties fo:margin-left="0cm" fo:margin-right="0cm" fo:text-indent="0cm" style:auto-text-indent="false">
        <style:tab-stops/>
      </style:paragraph-properties>
      <style:text-properties style:use-window-font-color="true" fo:font-size="10pt" style:font-size-asian="10pt" style:font-size-complex="10pt"/>
    </style:style>
    <style:style style:name="P40" style:family="paragraph" style:parent-style-name="Standard" style:list-style-name="RTF_5f_Num_20_2">
      <style:paragraph-properties fo:margin-left="0cm" fo:margin-right="0cm" fo:text-indent="0cm" style:auto-text-indent="false">
        <style:tab-stops/>
      </style:paragraph-properties>
      <style:text-properties style:font-name="Nimbus Roman No9 L" fo:font-size="10pt" style:font-size-asian="10pt" style:font-size-complex="10pt"/>
    </style:style>
    <style:style style:name="P41" style:family="paragraph" style:parent-style-name="Standard" style:list-style-name="RTF_5f_Num_20_2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Nimbus Roman No9 L" fo:font-size="10pt" style:font-size-asian="10pt" style:font-size-complex="10pt"/>
    </style:style>
    <style:style style:name="P42" style:family="paragraph" style:parent-style-name="Standard">
      <style:paragraph-properties fo:margin-left="2.54cm" fo:margin-right="0cm" fo:text-align="justify" style:justify-single-word="false" fo:text-indent="-2.54cm" style:auto-text-indent="false" fo:background-color="#ff0000">
        <style:tab-stops>
          <style:tab-stop style:position="0cm"/>
        </style:tab-stops>
        <style:background-image/>
      </style:paragraph-properties>
    </style:style>
    <style:style style:name="P43" style:family="paragraph" style:parent-style-name="Standard">
      <style:paragraph-properties fo:margin-left="2.54cm" fo:margin-right="0cm" fo:text-align="justify" style:justify-single-word="false" fo:text-indent="-2.54cm" style:auto-text-indent="false" fo:background-color="#ff0000">
        <style:tab-stops>
          <style:tab-stop style:position="0cm"/>
        </style:tab-stops>
        <style:background-image/>
      </style:paragraph-properties>
      <style:text-properties fo:font-size="11pt" style:font-size-asian="11pt" style:font-size-complex="11pt"/>
    </style:style>
    <style:style style:name="P44" style:family="paragraph" style:parent-style-name="Standard">
      <style:paragraph-properties fo:text-align="justify" style:justify-single-word="false" fo:background-color="#ff0000">
        <style:background-image/>
      </style:paragraph-properties>
      <style:text-properties fo:font-size="11pt" style:font-size-asian="11pt" style:font-size-complex="11pt"/>
    </style:style>
    <style:style style:name="P45" style:family="paragraph" style:parent-style-name="Standard">
      <style:paragraph-properties fo:margin-left="2.54cm" fo:margin-right="0cm" fo:text-align="justify" style:justify-single-word="false" fo:text-indent="0cm" style:auto-text-indent="false" fo:background-color="#ff0000">
        <style:background-image/>
      </style:paragraph-properties>
      <style:text-properties fo:font-size="11pt" style:font-size-asian="11pt" style:font-size-complex="11pt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name-asian="Times New Roman" style:font-weight-asian="normal" style:font-name-complex="Times New Roman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weight="normal" style:font-name-asian="Times New Roman" style:font-weight-asian="normal" style:font-name-complex="Times New Roman" style:font-weight-complex="normal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style:font-name-asian="Times New Roman" style:font-name-complex="Times New Roman"/>
    </style:style>
    <style:style style:name="T1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name-asian="Times New Roman" style:font-weight-asian="bold" style:font-name-complex="Times New Roman" style:font-weight-complex="bold"/>
    </style:style>
    <style:style style:name="T15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16" style:family="text">
      <style:text-properties style:font-name="Times New Roman" fo:language="en" fo:country="US" style:font-name-asian="Times New Roman" style:font-name-complex="Times New Roman"/>
    </style:style>
    <style:style style:name="T17" style:family="text">
      <style:text-properties style:font-name="Times New Roman" style:font-name-asian="Times New Roman" style:font-name-complex="Times New Roman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use-window-font-color="true" style:font-name="Times New Roman" style:font-name-asian="Times New Roman" style:font-name-complex="Times New Roman"/>
    </style:style>
    <style:style style:name="T22" style:family="text">
      <style:text-properties style:font-name="DejaVu LGC Serif" style:font-name-asian="DejaVu LGC Serif" style:font-name-complex="DejaVu LGC Serif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style:font-name-asian="Times New Roman" style:font-name-complex="Times New Roman"/>
    </style:style>
    <style:style style:name="T25" style:family="text">
      <style:text-properties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Резюме</text:p>
      <text:p text:style-name="P2"/>
      <text:p text:style-name="Standard"><text:span text:style-name="T4">Имя:</text:span><text:span text:style-name="T1"> <text:tab/><text:tab/></text:span><text:span text:style-name="T5">Кузнецов Алексей Александрович</text:span></text:p>
      <text:p text:style-name="P10">Контактная</text:p>
      <text:p text:style-name="Standard"><text:span text:style-name="T4">информация</text:span><text:span text:style-name="T3">:</text:span><text:span text:style-name="T2"> <text:tab/></text:span><text:span text:style-name="T8">E-mail/Jabber: </text:span><text:span text:style-name="T12">localstorm@gmail.com</text:span><text:span text:style-name="T8">, ICQ: </text:span><text:span text:style-name="T12">343016049</text:span><text:span text:style-name="T8">, тел.: </text:span><text:span text:style-name="T12">+79134879833</text:span></text:p>
      <text:p text:style-name="P10">О себе:</text:p>
      <text:p text:style-name="P42"><text:span text:style-name="T13"><text:s/><text:tab/></text:span><text:span text:style-name="T15"><text:tab/></text:span><text:span text:style-name="T25">Магистрант второго года обучения ФИТ НГУ. Диплом бакалавра (2007г.) с отличием. Первый опыт разработки Java-приложений приобретен в ВКИ НГУ в 2002 году, сохранил и приумножил его за последующие 6 лет. В течение 3 лет в сферу моих профессиональных интересов входила платформа Java Standard Edition (1.2.2 - 1.5), однако в течение последних лет я сосредоточил значительные усилия для освоения Java Enterprise Edition, т.к. считаю средства Enterprise Java более востребованными сегодня.</text:span></text:p>
      <text:p text:style-name="P43"><text:tab/><text:tab/>Имеется опыт работы в крупных проектах (мобильная рекламная система GIGAFONE) в компании «Positive Solutions» в течение 1 года, где в силу различных причин уже через 8 месяцев занял место лидера команды разработчиков. В мои обязанности помимо непосредственного участия в разработке входила оценка сложности реализации той или иной функциональности, управление задачами в рамках разработки серверной части GIGAFONE, планирование реализации международной версии (тиражируемого решения) GIGAFONE. Также большое внимание уделялось повышению качества разрабатываемого продукта.</text:p>
      <text:p text:style-name="P43"><text:tab/><text:tab/>Последним крупным проектом, в осуществлении которого я принимал деятельное участие — Интеграционная платформа СПО АИИС КУЭ. Проект компании «МСС-Системы», разрабатывающей информационно-измерительные системы крупного масштаба (масштаба РФ).</text:p>
      <text:p text:style-name="P44"><text:tab/><text:tab/><text:tab/>Из личных качеств считаю необходимым отметить ответственность, </text:p>
      <text:p text:style-name="P45">целеустремленность и способность к обучению. Увлекаюсь администрированием собственного Linux-сервера. Занимаюсь спортом (бегом на средние дистанции). Вредных привычек не имею.</text:p>
      <text:p text:style-name="P8"/>
      <text:p text:style-name="P1">ТЕХНИЧЕСКИЕ НАВЫКИ:</text:p>
      <text:p text:style-name="P28">Основные навыки (Уменьшить размер и разнести инструменты по проектам)</text:p>
      <text:p text:style-name="P5"/>
      <text:p text:style-name="P16"><text:span text:style-name="T13">ОС:</text:span> <text:span text:style-name="T7">GNU</text:span>/<text:span text:style-name="T7">Linux (более 3-х лет)</text:span></text:p>
      <text:p text:style-name="P32"><text:span text:style-name="T13">ПО:</text:span> <text:span text:style-name="T7">Eclipse</text:span>, <text:span text:style-name="T7">NetBeans</text:span>, <text:span text:style-name="T7">IntelliJ</text:span> <text:span text:style-name="T7">Idea</text:span>, <text:span text:style-name="T7">Oracle, MySQL</text:span></text:p>
      <text:p text:style-name="P32"><text:span text:style-name="T13">Языки:</text:span> <text:span text:style-name="T7">Java, SQL, </text:span><text:span text:style-name="T16">PL/SQL, XML, XSL, UML</text:span></text:p>
      <text:p text:style-name="P33"><text:span text:style-name="T13">Основные парадигмы:</text:span> OOP (+Design Patterns), AOP (Aspect Oriented Programming)</text:p>
      <text:p text:style-name="P34">Инструменты:</text:p>
      <text:p text:style-name="P29"><text:span text:style-name="T7">Java</text:span> <text:span text:style-name="T7">SE</text:span> (1.2.2/1.4.2/5/6), Java EE (Clustered BEA Weblogic 8.1/10, Apache Tomcat 5/6 (clustered) ), <text:span text:style-name="T7">XPath</text:span>, <text:span text:style-name="T7">XML</text:span> <text:span text:style-name="T7">Schema</text:span>, <text:span text:style-name="T7">JDBC</text:span>, <text:span text:style-name="T7">JNDI</text:span>, <text:span text:style-name="T17"><text:s/></text:span><text:span text:style-name="T16">EJB 2.1/3.0, Struts 1.3, </text:span><text:span text:style-name="T16">Servlet API, </text:span><text:span text:style-name="T16">Tiles, JSP, JSTL, </text:span><text:span text:style-name="T16">Ant, JAXP</text:span></text:p>
      <text:p text:style-name="P34">Вспомогательные<text:span text:style-name="T7"> </text:span>библиотеки<text:span text:style-name="T7">:</text:span></text:p>
      <text:p text:style-name="P12"><text:span text:style-name="T7"><text:tab/><text:tab/></text:span><text:span text:style-name="T7">Jakarta Commons (HttpClient 3.0, I/O, Lang, </text:span>и<text:span text:style-name="T7"> </text:span>др<text:span text:style-name="T7">.), Log4J, Xalan,</text:span></text:p>
      <text:p text:style-name="P13"><text:span text:style-name="T17"><text:tab/><text:tab/></text:span>Xerces, JavaMail, Berkeley DB</text:p>
      <text:p text:style-name="P18">Дополнительные<text:span text:style-name="T7"> </text:span>инструменты<text:span text:style-name="T7">: </text:span></text:p>
      <text:p text:style-name="P35"><text:soft-page-break/>Mantis, StarTeam, Bugzilla, WinCVS, SQL Navigator, RPM, FindBugs (статический анализ кода)</text:p>
      <text:p text:style-name="P26"/>
      <text:p text:style-name="P27"><text:span text:style-name="T13">Дополнительные</text:span><text:span text:style-name="T10"> </text:span><text:span text:style-name="T13">навыки</text:span></text:p>
      <text:p text:style-name="P7"/>
      <text:p text:style-name="P32"><text:span text:style-name="T13">ОС</text:span><text:span text:style-name="T10">:</text:span><text:span text:style-name="T7"> <text:tab/>M</text:span><text:span text:style-name="T16">i</text:span><text:span text:style-name="T7">crosoft Windows</text:span></text:p>
      <text:p text:style-name="P17"><text:span text:style-name="T13">ПО</text:span><text:span text:style-name="T10">:</text:span><text:span text:style-name="T7"> <text:tab/>OpenProj, Umbrello UML, Rational Rose, Enterprise Architect, VMWare, JProfiler, JUnit, </text:span><text:span text:style-name="T16">P</text:span><text:span text:style-name="T7">ostgreSQL, Hibernate, Web Services (Apache AXIS), </text:span><text:span text:style-name="T16">JMX, Glassfish Application Server, JFC (SWING), AspectJ </text:span></text:p>
      <text:p text:style-name="P3"/>
      <text:p text:style-name="P14">ОБРАЗОВАНИЕ</text:p>
      <text:p text:style-name="Standard"/>
      <text:p text:style-name="P15">Основное:</text:p>
      <text:p text:style-name="P6"/>
      <text:p text:style-name="P30">С 2001 по 2003 год я проходил обучение в Высшем Колледже Информатики при НГУ (ВКИ<text:span text:style-name="T17"> </text:span>НГУ), после чего поступил для продолжения обучения в НГУ на Факультет <text:span text:style-name="T17">И</text:span>нформационных Технологий. Летом 2007 года мною защищена дипломная работа, диплом бакалавра ФИТ НГУ с отличием. В настоящее время обучаюсь в магистратуре ФИТ НГУ.</text:p>
      <text:p text:style-name="P2"/>
      <text:p text:style-name="P19">Дополнительное образование:</text:p>
      <text:p text:style-name="P19"/>
      <text:p text:style-name="P31"><text:span text:style-name="T21"><text:tab/></text:span>По<text:span text:style-name="T17"> </text:span>результатам изучения ОС Linux на специальном<text:span text:style-name="T17"> </text:span>курсе<text:span text:style-name="T17"> </text:span>лаборатории SWsoft-НГУ "Администрирование Linux" мне был выдан сертификат от компании SWsoft</text:p>
      <text:p text:style-name="P2"/>
      <text:p text:style-name="P14">ПРОФЕССИОНАЛЬНЫЙ ОПЫТ (проекты в хронологическом порядке):</text:p>
      <text:p text:style-name="P10"/>
      <text:p text:style-name="P20"><text:span text:style-name="T13"><text:tab/>Название:</text:span><text:span text:style-name="T19"> "СПО АИИС КУЭ"</text:span></text:p>
      <text:p text:style-name="P20"><text:span text:style-name="T13"><text:tab/>Коллектив: 20</text:span><text:span text:style-name="T18"> разработчиков (server-side)</text:span></text:p>
      <text:p text:style-name="P20"><text:span text:style-name="T13"><text:s/><text:tab/><text:tab/>Продолжительность: </text:span><text:span text:style-name="T18">Июль 2008 -- ...</text:span></text:p>
      <text:p text:style-name="P20"><text:span text:style-name="T13"><text:tab/></text:span><text:span text:style-name="T22"><text:tab/></text:span><text:span text:style-name="T13">Должность: </text:span><text:span text:style-name="T19"><text:s/></text:span><text:span text:style-name="T18">Developer, (+ обязанности Software Architect)</text:span></text:p>
      <text:p text:style-name="P23"><text:span text:style-name="T22"><text:tab/></text:span><text:span text:style-name="T13">Место работы: </text:span><text:span text:style-name="T20">МСС-Системы </text:span><text:span text:style-name="T18"><text:line-break/></text:span><text:span text:style-name="T13">Описание:</text:span> </text:p>
      <text:list text:style-name="RTF_5f_Num_20_2">
        <text:list-item text:start-value="1">
          <text:p text:style-name="P37"><text:span text:style-name="T23">Проект:</text:span><text:span text:style-name="T13"> </text:span><text:span text:style-name="T5">Интеграционная платформа</text:span><text:span text:style-name="T19"> </text:span><text:span text:style-name="T5">АИИС Коммерческого Учёта Электроэнергии </text:span></text:p>
        </text:list-item>
        <text:list-item>
          <text:p text:style-name="P37"><text:span text:style-name="T23">Персональные обязанности:</text:span><text:span text:style-name="T13"> </text:span><text:span text:style-name="T5">Разработка подсистемы мониторинга состояния, Continuous integration</text:span></text:p>
        </text:list-item>
        <text:list-item>
          <text:p text:style-name="P38"><text:span text:style-name="T23">Административные обязанности:</text:span><text:span text:style-name="T13"> </text:span><text:span text:style-name="T5">Бла-бла-бла.</text:span></text:p>
        </text:list-item>
        <text:list-item>
          <text:p text:style-name="P39"><text:span text:style-name="T23">Технические подробности:</text:span> GNU/Linux, JDK 1.6, NetBeans, Apache Maven, SVN, <text:s/>JDBC, EJB 3 (Hibernate), Jakarta, Oracle 9i, Atlassian Confluence (Enterprise Wiki), Atlassian Bamboo (Continuous Integration Server), JIRA, JUnit, JUnitEE, JBoss 4.2.2, ERWin, JAXB</text:p>
        </text:list-item>
      </text:list>
      <text:p text:style-name="P21"/>
      <text:p text:style-name="P21"><text:tab/>-----------------------------------</text:p>
      <text:p text:style-name="P4"/>
      <text:p text:style-name="P20"><text:span text:style-name="T13"><text:tab/>Название:</text:span><text:span text:style-name="T19"> "Mobile Advertising System – GIGAFONE" <text:s/>(Code-name: R3)</text:span></text:p>
      <text:p text:style-name="P20"><text:span text:style-name="T13"><text:tab/>Коллектив: 5</text:span><text:span text:style-name="T18"> разработчиков (server-side)</text:span></text:p>
      <text:p text:style-name="P20"><text:span text:style-name="T13"><text:s/><text:tab/><text:tab/>Продолжительность: </text:span><text:span text:style-name="T18">Февраль 2008 – Июнь 2008</text:span></text:p>
      <text:p text:style-name="P20"><text:span text:style-name="T13"><text:tab/></text:span><text:span text:style-name="T22"><text:tab/></text:span><text:span text:style-name="T13">Должность: </text:span><text:span text:style-name="T19"><text:s/></text:span><text:span text:style-name="T18">Senior Developer, (+ обязанности Software Architect)</text:span></text:p>
      <text:p text:style-name="P23"><text:soft-page-break/><text:span text:style-name="T22"><text:tab/></text:span><text:span text:style-name="T13">Место работы: </text:span><text:span text:style-name="T18">Positive Solutions (Ак. городок)<text:line-break/></text:span><text:span text:style-name="T13">Описание:</text:span> </text:p>
      <text:list text:style-name="RTF_5f_Num_20_2">
        <text:list-item text:start-value="1">
          <text:p text:style-name="P37"><text:span text:style-name="T23">Проект:</text:span><text:span text:style-name="T13"> </text:span>Разработка тиражируемого решения на базе GIGAFONE <text:s/>для выхода на международный рынок систем поддержки мобильного рекламного бизнеса.</text:p>
        </text:list-item>
        <text:list-item>
          <text:p text:style-name="P37"><text:span text:style-name="T23">Персональные обязанности:</text:span><text:span text:style-name="T13"> </text:span>Миграция на Weblogic 10, EJB3, перепроектирование системы, выделение повторно используемых компонент, глубокий рефакторинг, повышение качества серверной части системы, разработка новых интеграционных компонент для обработки SMS и. т. п. <text:s/>Консультации при удалённом развёртывании системы у заказчика.</text:p>
        </text:list-item>
        <text:list-item>
          <text:p text:style-name="P38"><text:span text:style-name="T23">Административные обязанности:</text:span><text:span text:style-name="T13"> </text:span><text:span text:style-name="T5">Собеседование кандидатов для участия в проекте, оценка трудозатрат, подготовка проектного плана, консультации новых участников проекта.</text:span></text:p>
        </text:list-item>
        <text:list-item>
          <text:p text:style-name="P39"><text:span text:style-name="T23">Технические подробности:</text:span> JDK 1.5, IntelliJ Idea, CVS, JAXP, Apache Ant, библиотеки Jakarta, WURFL, JDBC, EJB 2/3, Oracle 10g, GNU/Linux, Weblogic 8.1/10, StarTeam, Mantis, FindBugs, WAP/Web, MS Project </text:p>
        </text:list-item>
      </text:list>
      <text:p text:style-name="P21"/>
      <text:p text:style-name="P21"><text:tab/>-----------------------------------</text:p>
      <text:p text:style-name="P2"/>
      <text:p text:style-name="P20"><text:span text:style-name="T13"><text:tab/>Название:</text:span><text:span text:style-name="T19"> "Mobile Advertising System – GIGAFONE" <text:s/>(Code-name: R2)</text:span></text:p>
      <text:p text:style-name="P20"><text:span text:style-name="T13"><text:tab/>Коллектив: 5</text:span><text:span text:style-name="T18"> разработчиков (server-side)</text:span></text:p>
      <text:p text:style-name="P20"><text:span text:style-name="T13"><text:tab/>Продолжительность: </text:span><text:span text:style-name="T18">Май 2007 – <text:s/>Февраль 2008</text:span></text:p>
      <text:p text:style-name="P20"><text:span text:style-name="T13"><text:tab/></text:span><text:span text:style-name="T22"><text:tab/></text:span><text:span text:style-name="T13">Должности: </text:span><text:span text:style-name="T19"><text:s/></text:span><text:span text:style-name="T18">Junior Developer, Developer</text:span></text:p>
      <text:p text:style-name="P23"><text:span text:style-name="T22"><text:tab/></text:span><text:span text:style-name="T13">Место работы: </text:span><text:span text:style-name="T18">Positive Solutions (Ак. городок)<text:line-break/></text:span><text:span text:style-name="T13">Описание:</text:span> </text:p>
      <text:list text:style-name="RTF_5f_Num_20_2">
        <text:list-item text:start-value="1">
          <text:p text:style-name="P37"><text:span text:style-name="T23">Проект:</text:span><text:span text:style-name="T13"> </text:span>Разработка рекламной системы для мобильных клиентов с оплатой за показ рекламы.</text:p>
        </text:list-item>
        <text:list-item>
          <text:p text:style-name="P37"><text:span text:style-name="T23">Персональные обязанности:</text:span><text:span text:style-name="T13"> </text:span>Непосредственная разработка серверной части системы (логика, web-интерфейс (не вёрстка), работа с ORM, подготовка отчётов Oracle), позднее – координация <text:s/>усилий разработчиков серверной части и выработка плана разработки. Консультации при удалённом развёртывании системы у заказчика.</text:p>
        </text:list-item>
        <text:list-item>
          <text:p text:style-name="P37"><text:span text:style-name="T23">Технические подробности:</text:span> JDK 1.4, IntelliJ Idea, CVS, JAXP, Apache Ant, библиотеки Jakarta Commons, JDBC, EJB 2/3, Oracle 10g, GNU/Linux, BEA Weblogic 8.1/10, StarTeam 2005, FindBugs, WAP/Web</text:p>
        </text:list-item>
      </text:list>
      <text:p text:style-name="P11"/>
      <text:p text:style-name="P22"><text:tab/>-----------------------------------</text:p>
      <text:p text:style-name="P24"/>
      <text:p text:style-name="P20"><text:span text:style-name="T13"><text:tab/>Название:</text:span><text:span text:style-name="T19"> "Testing Grid"</text:span></text:p>
      <text:p text:style-name="P20"><text:span text:style-name="T13"><text:tab/>Коллектив: </text:span><text:span text:style-name="T18">4 студента ФИТ</text:span></text:p>
      <text:p text:style-name="P20"><text:span text:style-name="T13"><text:tab/>Продолжительность: </text:span><text:span text:style-name="T18">Сентябрь 2005 - Апрель 2007</text:span></text:p>
      <text:p text:style-name="P20"><text:span text:style-name="T13"><text:tab/></text:span><text:span text:style-name="T22"><text:tab/></text:span><text:span text:style-name="T13">Должность: </text:span><text:span text:style-name="T19"><text:s/></text:span><text:span text:style-name="T18">Software Engineer (Team Leader)</text:span></text:p>
      <text:p text:style-name="P23"><text:span text:style-name="T22"><text:tab/></text:span><text:span text:style-name="T13">Место работы: </text:span><text:span text:style-name="T18">Лаборатория SWsoft-НГУ<text:line-break/></text:span><text:span text:style-name="T13">Описание:</text:span> </text:p>
      <text:list text:style-name="RTF_5f_Num_20_2">
        <text:list-item text:start-value="1">
          <text:p text:style-name="P40"><text:span text:style-name="T23">Проект:</text:span><text:span text:style-name="T13"> </text:span>Разработка системы поддержки распределенного <text:span text:style-name="T11">unit</text:span><text:span text:style-name="T24">-</text:span>тестирования ПО на Java.</text:p>
        </text:list-item>
        <text:list-item>
          <text:p text:style-name="P40"><text:span text:style-name="T23">Персональные обязанности: </text:span>Анализ применимости различных технологий и библиотек, принятие технологических решений, проектирование <text:s/>и реализация внешних интерфейсов системы, координация деятельности участников проекта.</text:p>
        </text:list-item>
        <text:list-item>
          <text:p text:style-name="P41"><text:span text:style-name="T23">Технические подробности:</text:span><text:span text:style-name="T13"> </text:span><text:span text:style-name="T5">JDK (1.5/1.6),</text:span><text:span text:style-name="T13"> </text:span><text:span text:style-name="T5">IntelliJ Idea,</text:span><text:span text:style-name="T13"> </text:span><text:span text:style-name="T5">Eclipse,</text:span><text:span text:style-name="T13"> </text:span><text:span text:style-name="T5">CVS,</text:span><text:span text:style-name="T13"> </text:span><text:span text:style-name="T5">XML,</text:span><text:span text:style-name="T13"> </text:span><text:span text:style-name="T5">XPath,</text:span><text:span text:style-name="T13"> </text:span><text:span text:style-name="T5">XSL,</text:span><text:span text:style-name="T13"> </text:span><text:soft-page-break/><text:span text:style-name="T5">XML Schema,</text:span><text:span text:style-name="T13"> </text:span><text:span text:style-name="T5">JUnit 4.1,</text:span><text:span text:style-name="T13"> </text:span><text:span text:style-name="T5">Apache Ant,</text:span><text:span text:style-name="T13"> </text:span><text:span text:style-name="T5">библиотеки Jakarta Commons,</text:span><text:span text:style-name="T13"> </text:span><text:span text:style-name="T5">JDBC, MySQL,</text:span><text:span text:style-name="T13"> </text:span><text:span text:style-name="T5">PostgreSQL,</text:span><text:span text:style-name="T13"> </text:span><text:span text:style-name="T5">Bugzilla, GNU/Linux, Apache</text:span><text:span text:style-name="T13"> </text:span><text:span text:style-name="T5">Tomcat</text:span><text:span text:style-name="T13"> </text:span><text:span text:style-name="T6">5.5,</text:span><text:span text:style-name="T14"> </text:span><text:span text:style-name="T9">GNU</text:span><text:span text:style-name="T6">/</text:span><text:span text:style-name="T9">Linux</text:span><text:span text:style-name="T6">, </text:span><text:span text:style-name="T5">RPM.</text:span><text:span text:style-name="T13"> </text:span></text:p>
        </text:list-item>
      </text:list>
      <text:p text:style-name="P25"/>
      <text:p text:style-name="P14">ИНОСТРАННЫЕ ЯЗЫКИ:</text:p>
      <text:p text:style-name="P10"/>
      <text:p text:style-name="P9"><text:tab/><text:span text:style-name="T25">Не встречаю проблем при чтении документации на английском языке, способен писать не сложную техническую документацию, однако мой разговорный английский не достаточно хорош для свободного общени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 Cyr" svg:font-family="'Times New Roman Cyr'"/>
    <style:font-face style:name="Courier New" svg:font-family="'Courier New'" style:font-family-generic="modern" style:font-pitch="fixed"/>
    <style:font-face style:name="DejaVu LGC Serif" svg:font-family="'DejaVu LGC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Nimbus Roman No9 L" fo:font-size="12pt" fo:language="ru" fo:country="RU" style:font-name-asian="Nimbus Roman No9 L" style:font-size-asian="12pt" style:language-asian="ru" style:country-asian="RU" style:font-name-complex="Nimbus Roman No9 L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vertical-align="auto"/>
      <style:text-properties fo:color="#000000" style:font-name="Nimbus Roman No9 L" fo:font-size="10pt" fo:language="ru" fo:country="RU" style:font-name-asian="Nimbus Roman No9 L" style:font-size-asian="10pt" style:language-asian="ru" style:country-asian="RU" style:font-name-complex="Nimbus Roman No9 L" style:font-size-complex="10pt"/>
    </style:style>
    <style:style style:name="Text_20_body" style:display-name="Text body" style:family="paragraph" style:parent-style-name="Standard" style:class="text">
      <style:text-properties fo:font-style="italic" style:font-style-asian="italic" style:font-style-complex="italic"/>
    </style:style>
    <style:style style:name="Title" style:family="paragraph" style:parent-style-name="Standard" style:next-style-name="Subtitle" style:class="text">
      <style:paragraph-properties fo:margin-top="0.423cm" fo:margin-bottom="0.212cm" fo:text-align="center" style:justify-single-word="false" fo:keep-with-next="always"/>
      <style:text-properties style:font-name="Arial" fo:font-size="12pt" fo:font-weight="bold" style:font-name-asian="DejaVu LGC Sans1" style:font-size-asian="12pt" style:font-weight-asian="bold" style:font-name-complex="Tahoma" style:font-size-complex="12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 Cyr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 Cyr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 Cyr"/>
    </style:style>
    <style:style style:name="Document_20_Map" style:display-name="Document Map" style:family="paragraph" style:parent-style-name="Standard">
      <style:text-properties style:font-name="DejaVu LGC Sans" style:font-name-asian="DejaVu LGC Sans" style:font-name-complex="DejaVu LGC Sans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" style:font-name-asian="Symbol" style:font-name-complex="Symbol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" style:font-name-asian="Symbol" style:font-name-complex="Symbol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RTF_5f_Num_20_3_20_1" style:display-name="RTF_Num 3 1" style:family="text">
      <style:text-properties style:font-name="Symbol" style:font-name-asian="Symbol" style:font-name-complex="Symbol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bullet text:level="1" text:style-name="RTF_5f_Num_20_2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RTF_5f_Num_20_2_20_2" style:num-suffix="." text:bullet-char="o">
        <style:list-level-properties text:space-before="3.81cm" text:min-label-width="0.635cm"/>
        <style:text-properties style:font-name="Courier New"/>
      </text:list-level-style-bullet>
      <text:list-level-style-bullet text:level="3" text:style-name="RTF_5f_Num_20_2_20_3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RTF_5f_Num_20_2_20_4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RTF_5f_Num_20_2_20_5" style:num-suffix="." text:bullet-char="o">
        <style:list-level-properties text:space-before="7.62cm" text:min-label-width="0.635cm"/>
        <style:text-properties style:font-name="Courier New"/>
      </text:list-level-style-bullet>
      <text:list-level-style-bullet text:level="6" text:style-name="RTF_5f_Num_20_2_20_6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RTF_5f_Num_20_2_20_7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RTF_5f_Num_20_2_20_8" style:num-suffix="." text:bullet-char="o">
        <style:list-level-properties text:space-before="11.43cm" text:min-label-width="0.635cm"/>
        <style:text-properties style:font-name="Courier New"/>
      </text:list-level-style-bullet>
      <text:list-level-style-bullet text:level="9" text:style-name="RTF_5f_Num_20_2_20_9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3.81cm" text:min-label-width="0.635cm"/>
        <style:text-properties style:font-name="Courier New"/>
      </text:list-level-style-bullet>
      <text:list-level-style-bullet text:level="3" text:style-name="RTF_5f_Num_20_3_20_3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RTF_5f_Num_20_3_20_4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7.62cm" text:min-label-width="0.635cm"/>
        <style:text-properties style:font-name="Courier New"/>
      </text:list-level-style-bullet>
      <text:list-level-style-bullet text:level="6" text:style-name="RTF_5f_Num_20_3_20_6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RTF_5f_Num_20_3_20_7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11.43cm" text:min-label-width="0.635cm"/>
        <style:text-properties style:font-name="Courier New"/>
      </text:list-level-style-bullet>
      <text:list-level-style-bullet text:level="9" text:style-name="RTF_5f_Num_20_3_20_9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3cm" fo:margin-right="1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
  </meta:generator>
    <meta:creation-date>2008-02-04T20:53:12</meta:creation-date>
    <dc:creator>Alexey Kuznetsov</dc:creator>
    <dc:date>2008-09-13T23:22:54</dc:date>
    <dc:language>ru-RU</dc:language>
    <meta:editing-cycles>43</meta:editing-cycles>
    <meta:editing-duration>PT5H56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71" meta:word-count="856" meta:character-count="6882"/>
  </office:meta>
</office:document-meta>
</file>